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f segoe-ui normal" svg:font-family="'wf segoe-ui normal', 'Segoe UI', 'Segoe WP', Tahoma, Arial, sans-serif, serif, EmojiFont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wf segoe-ui normal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wf segoe-ui normal" fo:font-size="9.75pt" fo:letter-spacing="normal" fo:font-style="normal" fo:font-weight="normal" officeooo:paragraph-rsid="000bb8b6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wf segoe-ui normal" fo:font-size="9.75pt" fo:letter-spacing="normal" fo:font-style="normal" fo:font-weight="normal" officeooo:rsid="000a7aab" officeooo:paragraph-rsid="000a7aab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0000" loext:opacity="100%" style:font-name="wf segoe-ui normal" fo:font-size="9.75pt" fo:letter-spacing="normal" fo:font-style="normal" fo:font-weight="normal" officeooo:rsid="000bb8b6" officeooo:paragraph-rsid="000bb8b6"/>
    </style:style>
    <style:style style:name="T1" style:family="text">
      <style:text-properties officeooo:rsid="000913ef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913ef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officeooo:rsid="000bb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DA_VISIBLE_DEVICES=0 trAIce img2swc -ip   /mnt/archive/archive/siegegrp/AlVe/MORPHOMICS2.0_MICROGLIA_BRAIN_ATLAS/chunk_images/<text:span text:style-name="T3">glass_slide</text:span>/<text:span text:style-name="T2">ti</text:span><text:span text:style-name="T3">f_filename</text:span><text:span text:style-name="T2"> </text:span>-wss "(128, 128, 16)" -wsb "(128, 128, 16)" -spd <text:span text:style-name="T4">/mnt/archive/archive/siegegrp/AlVe/MORPHOMICS2.0_MICROGLIA_BRAIN_ATLAS/</text:span><text:span text:style-name="T5">traced_microglia</text:span><text:span text:style-name="T4"> </text:span>-mp ./ -spsl ./ -nw 1 -bsp ./</text:p>
      <text:p text:style-name="P1"/>
      <text:p text:style-name="P4">MAKE THE TREE</text:p>
      <text:p text:style-name="P4">SET PIXEL SIZE</text:p>
      <text:p text:style-name="P1"/>
      <text:p text:style-name="P3">import os </text:p>
      <text:p text:style-name="P3"/>
      <text:p text:style-name="P3">command = f”trAIce -ip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f segoe-ui normal" svg:font-family="'wf segoe-ui normal', 'Segoe UI', 'Segoe WP', Tahoma, Arial, sans-serif, serif, EmojiFon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3:48:19.027452439</meta:creation-date>
    <dc:date>2025-01-14T14:07:49.675324569</dc:date>
    <meta:editing-duration>PT9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5" meta:character-count="379" meta:non-whitespace-character-count="345"/>
  </office:meta>
</office:document-meta>
</file>